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87767" calcext:value-type="float">
            <text:p>0.000877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93972" calcext:value-type="float">
            <text:p>0.000939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100654" calcext:value-type="float">
            <text:p>0.00100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07854" calcext:value-type="float">
            <text:p>0.001078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115615" calcext:value-type="float">
            <text:p>0.001156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23982" calcext:value-type="float">
            <text:p>0.001239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133007" calcext:value-type="float">
            <text:p>0.001330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42744" calcext:value-type="float">
            <text:p>0.001427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153255" calcext:value-type="float">
            <text:p>0.00153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64603" calcext:value-type="float">
            <text:p>0.001646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76862" calcext:value-type="float">
            <text:p>0.001768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90107" calcext:value-type="float">
            <text:p>0.00190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204423" calcext:value-type="float">
            <text:p>0.002044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219904" calcext:value-type="float">
            <text:p>0.002199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236648" calcext:value-type="float">
            <text:p>0.002366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254766" calcext:value-type="float">
            <text:p>0.002547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274377" calcext:value-type="float">
            <text:p>0.002743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295611" calcext:value-type="float">
            <text:p>0.002956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18611" calcext:value-type="float">
            <text:p>0.003186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43531" calcext:value-type="float">
            <text:p>0.003435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7054" calcext:value-type="float">
            <text:p>0.00370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99824" calcext:value-type="float">
            <text:p>0.00399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431584" calcext:value-type="float">
            <text:p>0.004315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46604" calcext:value-type="float">
            <text:p>0.00466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503433" calcext:value-type="float">
            <text:p>0.005034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544024" calcext:value-type="float">
            <text:p>0.00544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588101" calcext:value-type="float">
            <text:p>0.005881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635976" calcext:value-type="float">
            <text:p>0.006359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687991" calcext:value-type="float">
            <text:p>0.006879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44519" calcext:value-type="float">
            <text:p>0.007445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805967" calcext:value-type="float">
            <text:p>0.008059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872781" calcext:value-type="float">
            <text:p>0.008727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945445" calcext:value-type="float">
            <text:p>0.009454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02449" calcext:value-type="float">
            <text:p>0.01024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110493" calcext:value-type="float">
            <text:p>0.011104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204086" calcext:value-type="float">
            <text:p>0.012040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305956" calcext:value-type="float">
            <text:p>0.013059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416853" calcext:value-type="float">
            <text:p>0.014168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537594" calcext:value-type="float">
            <text:p>0.015375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69069" calcext:value-type="float">
            <text:p>0.016690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812246" calcext:value-type="float">
            <text:p>0.018122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968179" calcext:value-type="float">
            <text:p>0.0196817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2138014" calcext:value-type="float">
            <text:p>0.021380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322993" calcext:value-type="float">
            <text:p>0.02322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2524466" calcext:value-type="float">
            <text:p>0.025244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2743896" calcext:value-type="float">
            <text:p>0.027438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2982866" calcext:value-type="float">
            <text:p>0.029828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243087" calcext:value-type="float">
            <text:p>0.0324308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526405" calcext:value-type="float">
            <text:p>0.035264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34812" calcext:value-type="float">
            <text:p>0.038348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4170446" calcext:value-type="float">
            <text:p>0.041704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4535604" calcext:value-type="float">
            <text:p>0.0453560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4932743" calcext:value-type="float">
            <text:p>0.049327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364487" calcext:value-type="float">
            <text:p>0.053644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833626" calcext:value-type="float">
            <text:p>0.058336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6343119" calcext:value-type="float">
            <text:p>0.063431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6896091" calcext:value-type="float">
            <text:p>0.068960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7495827" calcext:value-type="float">
            <text:p>0.0749582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145764" calcext:value-type="float">
            <text:p>0.081457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849471" calcext:value-type="float">
            <text:p>0.088494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9610639" calcext:value-type="float">
            <text:p>0.096106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10433044" calcext:value-type="float">
            <text:p>0.104330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1320523" calcext:value-type="float">
            <text:p>0.113205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2276927" calcext:value-type="float">
            <text:p>0.122769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3306073" calcext:value-type="float">
            <text:p>0.133060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4411684" calcext:value-type="float">
            <text:p>0.144116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59732" calcext:value-type="float">
            <text:p>0.15597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6866299" calcext:value-type="float">
            <text:p>0.168662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822161" calcext:value-type="float">
            <text:p>0.18221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9665813" calcext:value-type="float">
            <text:p>0.196658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1200935" calcext:value-type="float">
            <text:p>0.212009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2828362" calcext:value-type="float">
            <text:p>0.228283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4548722" calcext:value-type="float">
            <text:p>0.245487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6361779" calcext:value-type="float">
            <text:p>0.263617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8266324" calcext:value-type="float">
            <text:p>0.282663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260081" calcext:value-type="float">
            <text:p>0.302600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2339625" calcext:value-type="float">
            <text:p>0.323396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4500329" calcext:value-type="float">
            <text:p>0.345003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73633" calcext:value-type="float">
            <text:p>0.36736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040531" calcext:value-type="float">
            <text:p>0.390405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1404642" calcext:value-type="float">
            <text:p>0.414046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819256" calcext:value-type="float">
            <text:p>0.438192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273963" calcext:value-type="float">
            <text:p>0.462739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8757507" calcext:value-type="float">
            <text:p>0.487575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1257975" calcext:value-type="float">
            <text:p>0.512579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3763015" calcext:value-type="float">
            <text:p>0.537630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6260071" calcext:value-type="float">
            <text:p>0.562600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8736633" calcext:value-type="float">
            <text:p>0.587366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180486" calcext:value-type="float">
            <text:p>0.611804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3579953" calcext:value-type="float">
            <text:p>0.6357995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5924108" calcext:value-type="float">
            <text:p>0.65924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5:13:27.691000000</dc:date>
    <meta:editing-duration>PT2M32S</meta:editing-duration>
    <meta:editing-cycles>2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